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666666" draw:fill-color="#333333" draw:textarea-horizontal-align="justify" draw:textarea-vertical-align="middle" draw:auto-grow-height="false" fo:min-height="4.123cm" fo:min-width="3.438cm"/>
    </style:style>
    <style:style style:name="gr2" style:family="graphic" style:parent-style-name="standard">
      <style:graphic-properties svg:stroke-color="#000000" draw:fill-color="#eeeeee" draw:textarea-horizontal-align="justify" draw:textarea-vertical-align="middle" draw:auto-grow-height="false" fo:min-height="7.767cm" fo:min-width="9.28cm"/>
    </style:style>
    <style:style style:name="gr3" style:family="graphic" style:parent-style-name="standard">
      <style:graphic-properties svg:stroke-color="#666666" draw:fill-color="#333333" draw:textarea-horizontal-align="justify" draw:textarea-vertical-align="middle" draw:auto-grow-height="false" fo:min-height="2.723cm" fo:min-width="2.177cm"/>
    </style:style>
    <style:style style:name="gr4" style:family="graphic" style:parent-style-name="objectwithoutfill">
      <style:graphic-properties svg:stroke-color="#009933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333333"/>
      <style:paragraph-properties fo:text-align="center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937cm" svg:height="4.953cm" svg:x="7.985cm" svg:y="3.429cm">
          <text:p text:style-name="P1">File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3" draw:layer="layout" svg:width="9.779cm" svg:height="12.827cm" svg:x="5.037cm" svg:y="11.114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<text:span text:style-name="T1"/></text:p>
          <text:p text:style-name="P1"><text:span text:style-name="T1">Version Control Databas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2" draw:layer="layout" svg:width="2.676cm" svg:height="3.367cm" svg:x="5.318cm" svg:y="16.367cm">
          <text:p text:style-name="P1">V. 1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2" draw:layer="layout" svg:width="2.676cm" svg:height="3.367cm" svg:x="8.619cm" svg:y="16.367cm">
          <text:p text:style-name="P1">V. 2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2" xml:id="id2" draw:id="id2" draw:layer="layout" svg:width="2.676cm" svg:height="3.367cm" svg:x="11.819cm" svg:y="16.367cm">
          <text:p text:style-name="P1">V. 3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4" draw:text-style-name="P4" draw:layer="layout" draw:type="curve" svg:x1="9.954cm" svg:y1="8.382cm" svg:x2="13.157cm" svg:y2="16.367cm" draw:start-shape="id1" draw:start-glue-point="6" draw:end-shape="id2" draw:end-glue-point="4" svg:d="M9954 8382c0 5988 3203 1996 3203 7985" svg:viewBox="0 0 3204 798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0T17:17:31.870936000</meta:creation-date>
    <dc:date>2015-08-20T17:26:50.910251000</dc:date>
    <meta:editing-duration>PT9M19S</meta:editing-duration>
    <meta:editing-cycles>1</meta:editing-cycles>
    <meta:document-statistic meta:object-count="6"/>
    <meta:generator>LibreOffice/5.0.0.5$MacOSX_X86_64 LibreOffice_project/1b1a90865e348b492231e1c451437d7a15bb262b</meta:generator>
  </office:meta>
</office:document-meta>
</file>